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5310" officeooo:paragraph-rsid="00145310"/>
    </style:style>
    <style:style style:name="P2" style:family="paragraph" style:parent-style-name="Title">
      <style:text-properties officeooo:rsid="00145310" officeooo:paragraph-rsid="00145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sive image Gallery learnings</text:p>
      <text:p text:style-name="P1"/>
      <text:p text:style-name="P1">flex-dirrection column me along the height arrange hote hai aur row me along the width arrange hota hai</text:p>
      <text:p text:style-name="P1">agr justify-content ham flex-direction-column me use karte hai to vo space between along the height karega </text:p>
      <text:p text:style-name="P1">aur agr ham caahte hai ki content neeche shift hojaae to hame flex-wrap use karna hi padega</text:p>
      <text:p text:style-name="P1">agr hamne gap de diya hai flex container me to uske liye box-sizing apply nahi hota ha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01:12:58.945344466</meta:creation-date>
    <dc:date>2023-01-19T01:20:22.827030496</dc:date>
    <meta:editing-duration>PT7M25S</meta:editing-duration>
    <meta:editing-cycles>2</meta:editing-cycles>
    <meta:document-statistic meta:table-count="0" meta:image-count="0" meta:object-count="0" meta:page-count="1" meta:paragraph-count="5" meta:word-count="72" meta:character-count="422" meta:non-whitespace-character-count="354"/>
    <meta:generator>LibreOffice/7.3.7.2$Linux_X86_64 LibreOffice_project/30$Build-2</meta:generator>
  </office:meta>
</office:document-meta>
</file>